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17.604cm" table:align="margins" style:writing-mode="lr-tb"/>
    </style:style>
    <style:style style:name="Table3-testing.A" style:family="table-column">
      <style:table-column-properties style:column-width="4.401cm" style:rel-column-width="16383*"/>
    </style:style>
    <style:style style:name="Table3-testing.D" style:family="table-column">
      <style:table-column-properties style:column-width="4.401cm" style:rel-column-width="16386*"/>
    </style:style>
    <style:style style:name="Table3-testing.A1" style:family="table-cell">
      <style:table-cell-properties fo:padding="0.097cm" fo:border-left="0.05pt solid #000000" fo:border-right="none" fo:border-top="0.05pt solid #000000" fo:border-bottom="0.05pt solid #000000"/>
    </style:style>
    <style:style style:name="Table3-testing.D1" style:family="table-cell">
      <style:table-cell-properties fo:padding="0.097cm" fo:border="0.05pt solid #000000"/>
    </style:style>
    <style:style style:name="Table3-testing.A2" style:family="table-cell">
      <style:table-cell-properties fo:padding="0.097cm" fo:border-left="0.05pt solid #000000" fo:border-right="none" fo:border-top="none" fo:border-bottom="0.05pt solid #000000"/>
    </style:style>
    <style:style style:name="Table3-testing.D2" style:family="table-cell">
      <style:table-cell-properties fo:padding="0.097cm" fo:border-left="0.05pt solid #000000" fo:border-right="0.05pt solid #000000" fo:border-top="none" fo:border-bottom="0.05pt solid #000000"/>
    </style:style>
    <style:style style:name="Table1" style:family="table">
      <style:table-properties style:width="5.958cm" fo:margin-left="0.242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0.6cm"/>
    </style:style>
    <style:style style:name="Table1.C" style:family="table-column">
      <style:table-column-properties style:column-width="3.263cm"/>
    </style:style>
    <style:style style:name="Table1.1" style:family="table-row">
      <style:table-row-properties style:min-row-height="0.933cm" fo:keep-together="auto"/>
    </style:style>
    <style:style style:name="Table1.A1" style:family="table-cell">
      <style:table-cell-properties fo:background-color="#ffffff" fo:padding-left="0.199cm" fo:padding-right="0.191cm" fo:padding-top="0cm" fo:padding-bottom="0cm" fo:border="0.5pt solid #bfbfbf">
        <style:background-image/>
      </style:table-cell-properties>
    </style:style>
    <style:style style:name="Table1.C1" style:family="table-cell">
      <style:table-cell-properties fo:background-color="#ffffff" fo:padding-left="0.199cm" fo:padding-right="0.191cm" fo:padding-top="0cm" fo:padding-bottom="0cm"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0.199cm" fo:padding-right="0.191cm" fo:padding-top="0cm" fo:padding-bottom="0cm" fo:border-left="0.5pt solid #bfbfbf" fo:border-right="0.5pt solid #bfbfbf" fo:border-top="1pt solid #000001" fo:border-bottom="0.5pt solid #bfbfbf">
        <style:background-image/>
      </style:table-cell-properties>
    </style:style>
    <style:style style:name="Table2" style:family="table">
      <style:table-properties style:width="17.616cm" fo:margin-left="0cm" fo:margin-right="0cm" fo:margin-top="0cm" fo:margin-bottom="0cm" table:align="margins" style:writing-mode="lr-tb"/>
    </style:style>
    <style:style style:name="Table2.A" style:family="table-column">
      <style:table-column-properties style:column-width="5.445cm" style:rel-column-width="20258*"/>
    </style:style>
    <style:style style:name="Table2.B" style:family="table-column">
      <style:table-column-properties style:column-width="12.171cm" style:rel-column-width="45277*"/>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a"/>
    </style:style>
    <style:style style:name="P1" style:family="paragraph" style:parent-style-name="Footer">
      <style:paragraph-properties fo:margin-left="0cm" fo:margin-right="0cm" fo:text-align="center" style:justify-single-word="false" fo:text-indent="0.635cm" style:auto-text-indent="false"/>
    </style:style>
    <style:style style:name="P2" style:family="paragraph" style:parent-style-name="Footer">
      <style:paragraph-properties fo:padding="0cm" fo:border="non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language="en" fo:country="GB"/>
    </style:style>
    <style:style style:name="P5" style:family="paragraph" style:parent-style-name="Standard">
      <style:paragraph-properties fo:margin-left="0cm" fo:margin-right="0cm" fo:text-indent="0cm" style:auto-text-indent="false"/>
      <style:text-properties fo:language="en" fo:country="US"/>
    </style:style>
    <style:style style:name="P6" style:family="paragraph" style:parent-style-name="List_20_Contents">
      <style:paragraph-properties fo:margin-left="0cm" fo:margin-right="0cm" fo:text-indent="0cm" style:auto-text-indent="false"/>
      <style:text-properties fo:language="en" fo:country="GB" officeooo:rsid="001cdf63"/>
    </style:style>
    <style:style style:name="P7" style:family="paragraph" style:parent-style-name="Standard">
      <style:paragraph-properties fo:text-align="start"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officeooo:paragraph-rsid="00147bec"/>
    </style:style>
    <style:style style:name="P10" style:family="paragraph" style:parent-style-name="Standard">
      <style:text-properties fo:language="en" fo:country="GB" style:language-asian="nb" style:country-asian="NO"/>
    </style:style>
    <style:style style:name="P11" style:family="paragraph" style:parent-style-name="Standard">
      <style:text-properties fo:language="en" fo:country="GB" officeooo:rsid="00240556" officeooo:paragraph-rsid="00240556"/>
    </style:style>
    <style:style style:name="P12" style:family="paragraph" style:parent-style-name="Standard">
      <style:text-properties fo:language="en" fo:country="GB" officeooo:rsid="00276ccf" officeooo:paragraph-rsid="00276ccf"/>
    </style:style>
    <style:style style:name="P13" style:family="paragraph" style:parent-style-name="Standard">
      <style:text-properties fo:language="en" fo:country="GB" officeooo:rsid="00276ccf" officeooo:paragraph-rsid="001d400d"/>
    </style:style>
    <style:style style:name="P14" style:family="paragraph" style:parent-style-name="Standard">
      <style:text-properties fo:language="en" fo:country="GB" officeooo:rsid="00278cba" officeooo:paragraph-rsid="00278cba"/>
    </style:style>
    <style:style style:name="P15" style:family="paragraph" style:parent-style-name="Standard">
      <style:text-properties fo:language="en" fo:country="GB" officeooo:rsid="0025bc40" officeooo:paragraph-rsid="0025bc40"/>
    </style:style>
    <style:style style:name="P16" style:family="paragraph" style:parent-style-name="Standard">
      <style:text-properties fo:language="en" fo:country="US"/>
    </style:style>
    <style:style style:name="P17" style:family="paragraph" style:parent-style-name="Standard">
      <style:text-properties fo:language="en" fo:country="US" officeooo:paragraph-rsid="00160708"/>
    </style:style>
    <style:style style:name="P18" style:family="paragraph" style:parent-style-name="Standard">
      <style:paragraph-properties fo:text-align="start" style:justify-single-word="false"/>
      <style:text-properties fo:language="en" fo:country="US"/>
    </style:style>
    <style:style style:name="P19" style:family="paragraph" style:parent-style-name="Standard">
      <style:text-properties fo:language="en" fo:country="US" style:language-asian="nb" style:country-asian="NO"/>
    </style:style>
    <style:style style:name="P20" style:family="paragraph" style:parent-style-name="Standard">
      <style:text-properties officeooo:rsid="002b23be" officeooo:paragraph-rsid="002b23be"/>
    </style:style>
    <style:style style:name="P21" style:family="paragraph" style:parent-style-name="Standard">
      <style:text-properties officeooo:rsid="0034dafe" officeooo:paragraph-rsid="0034dafe"/>
    </style:style>
    <style:style style:name="P22" style:family="paragraph" style:parent-style-name="Standard">
      <style:text-properties officeooo:paragraph-rsid="0034dafe"/>
    </style:style>
    <style:style style:name="P23" style:family="paragraph" style:parent-style-name="Standard">
      <style:paragraph-properties fo:margin-left="0.501cm" fo:margin-right="0cm" fo:line-height="115%" fo:text-align="start" style:justify-single-word="false" fo:text-indent="-0.501cm" style:auto-text-indent="false"/>
    </style:style>
    <style:style style:name="P24" style:family="paragraph" style:parent-style-name="Standard">
      <style:paragraph-properties fo:margin-left="0.501cm" fo:margin-right="0cm" fo:line-height="110%" fo:text-align="start" style:justify-single-word="false" fo:text-indent="-0.501cm" style:auto-text-indent="false"/>
    </style:style>
    <style:style style:name="P25" style:family="paragraph" style:parent-style-name="Standard">
      <style:paragraph-properties fo:margin-left="0.501cm" fo:margin-right="0cm" fo:line-height="115%" fo:text-align="start" style:justify-single-word="false" fo:text-indent="-0.501cm" style:auto-text-indent="false"/>
      <style:text-properties fo:language="en" fo:country="US" style:language-asian="nb" style:country-asian="NO"/>
    </style:style>
    <style:style style:name="P26" style:family="paragraph" style:parent-style-name="Standard">
      <style:paragraph-properties fo:margin-left="0.501cm" fo:margin-right="0cm" fo:line-height="110%" fo:text-align="start" style:justify-single-word="false" fo:text-indent="-0.501cm" style:auto-text-indent="false"/>
      <style:text-properties fo:language="en" fo:country="US" style:language-asian="nb" style:country-asian="NO"/>
    </style:style>
    <style:style style:name="P27" style:family="paragraph" style:parent-style-name="Endnote">
      <style:text-properties officeooo:rsid="0022b70b" officeooo:paragraph-rsid="0022b70b"/>
    </style:style>
    <style:style style:name="P28" style:family="paragraph" style:parent-style-name="Footnote">
      <style:text-properties officeooo:rsid="0020b943" officeooo:paragraph-rsid="0020b943"/>
    </style:style>
    <style:style style:name="P29" style:family="paragraph" style:parent-style-name="Table_20_Heading">
      <style:text-properties style:font-name="Times New Roman1" officeooo:rsid="001e2941" officeooo:paragraph-rsid="001e2941"/>
    </style:style>
    <style:style style:name="P30" style:family="paragraph" style:parent-style-name="Table_20_Contents">
      <style:text-properties style:font-name="Times New Roman1" officeooo:rsid="001e2941" officeooo:paragraph-rsid="001e2941"/>
    </style:style>
    <style:style style:name="P31" style:family="paragraph" style:parent-style-name="Heading_20_1">
      <style:text-properties fo:language="en" fo:country="GB" officeooo:rsid="00152f89"/>
    </style:style>
    <style:style style:name="P32" style:family="paragraph" style:parent-style-name="Heading_20_2">
      <style:text-properties officeooo:rsid="00147bec"/>
    </style:style>
    <style:style style:name="P33" style:family="paragraph" style:parent-style-name="No_20_Spacing">
      <style:paragraph-properties fo:margin-top="0.847cm" fo:margin-bottom="0cm"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34" style:family="paragraph" style:parent-style-name="No_20_Spacing">
      <style:paragraph-properties fo:margin-top="0.423cm" fo:margin-bottom="0cm"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5"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6" style:family="paragraph" style:parent-style-name="No_20_Spacing">
      <style:paragraph-properties fo:margin-left="0cm" fo:margin-right="0cm" fo:text-indent="0.501cm" style:auto-text-indent="false"/>
      <style:text-properties fo:language="en" fo:country="GB"/>
    </style:style>
    <style:style style:name="P37" style:family="paragraph" style:parent-style-name="Table">
      <style:text-properties fo:language="en" fo:country="GB"/>
    </style:style>
    <style:style style:name="P38" style:family="paragraph" style:parent-style-name="Text">
      <style:text-properties fo:language="en" fo:country="US" fo:font-style="italic" style:font-style-asian="italic"/>
    </style:style>
    <style:style style:name="P39" style:family="paragraph" style:parent-style-name="FauxHeading1WithoutOutline">
      <style:text-properties fo:language="en" fo:country="GB"/>
    </style:style>
    <style:style style:name="P40" style:family="paragraph" style:parent-style-name="Standard">
      <style:paragraph-properties fo:margin-left="0cm" fo:margin-right="0cm" fo:text-indent="0cm" style:auto-text-indent="false"/>
      <style:text-properties fo:language="en" fo:country="US" style:language-asian="nb" style:country-asian="NO"/>
    </style:style>
    <style:style style:name="P41" style:family="paragraph" style:parent-style-name="Standard">
      <style:text-properties fo:language="en" fo:country="GB" style:language-asian="nb" style:country-asian="NO"/>
    </style:style>
    <style:style style:name="P42" style:family="paragraph" style:parent-style-name="Standard">
      <style:text-properties fo:language="en" fo:country="US"/>
    </style:style>
    <style:style style:name="P43" style:family="paragraph" style:parent-style-name="Standard">
      <style:paragraph-properties fo:margin-left="0.501cm" fo:margin-right="0cm" fo:line-height="115%" fo:text-align="start" style:justify-single-word="false" fo:text-indent="-0.501cm" style:auto-text-indent="false"/>
    </style:style>
    <style:style style:name="P44" style:family="paragraph" style:parent-style-name="Standard">
      <style:paragraph-properties fo:margin-left="0.501cm" fo:margin-right="0cm" fo:line-height="115%" fo:text-align="start" style:justify-single-word="false" fo:text-indent="-0.501cm" style:auto-text-indent="false"/>
      <style:text-properties officeooo:paragraph-rsid="0035615c"/>
    </style:style>
    <style:style style:name="P45" style:family="paragraph" style:parent-style-name="List_20_Contents" style:list-style-name="L1">
      <style:text-properties fo:language="en" fo:country="GB" officeooo:rsid="001cdf63"/>
    </style:style>
    <style:style style:name="P46" style:family="paragraph" style:parent-style-name="List_20_Contents" style:list-style-name="L2">
      <style:text-properties fo:language="en" fo:country="GB" officeooo:rsid="001cdf63"/>
    </style:style>
    <style:style style:name="P47" style:family="paragraph" style:parent-style-name="List_20_Contents" style:list-style-name="L3">
      <style:text-properties fo:language="en" fo:country="GB" officeooo:rsid="001cdf63"/>
    </style:style>
    <style:style style:name="P48" style:family="paragraph" style:parent-style-name="List_20_Contents" style:list-style-name="L4">
      <style:text-properties fo:language="en" fo:country="GB" officeooo:rsid="001cdf63"/>
    </style:style>
    <style:style style:name="P49" style:family="paragraph" style:parent-style-name="List_20_Contents" style:list-style-name="L5">
      <style:text-properties fo:language="en" fo:country="GB" officeooo:rsid="001cdf63"/>
    </style:style>
    <style:style style:name="P50" style:family="paragraph" style:parent-style-name="List_20_Contents" style:list-style-name="L5">
      <style:text-properties fo:language="en" fo:country="GB" officeooo:rsid="001cdf63" officeooo:paragraph-rsid="00240556"/>
    </style:style>
    <style:style style:name="P51" style:family="paragraph" style:parent-style-name="List_20_Contents" style:list-style-name="L5">
      <style:text-properties fo:language="en" fo:country="GB" officeooo:rsid="00240556" officeooo:paragraph-rsid="00240556"/>
    </style:style>
    <style:style style:name="P52" style:family="paragraph" style:parent-style-name="List_20_Contents" style:list-style-name="L5">
      <style:text-properties fo:language="en" fo:country="GB" officeooo:rsid="0027c250" officeooo:paragraph-rsid="0027c250"/>
    </style:style>
    <style:style style:name="P53" style:family="paragraph" style:parent-style-name="List_20_Contents" style:list-style-name="L13">
      <style:text-properties fo:language="en" fo:country="GB"/>
    </style:style>
    <style:style style:name="P54" style:family="paragraph" style:parent-style-name="List_20_Contents" style:list-style-name="L6"/>
    <style:style style:name="P55" style:family="paragraph" style:parent-style-name="List_20_Contents" style:list-style-name="L7">
      <style:text-properties fo:language="en" fo:country="US"/>
    </style:style>
    <style:style style:name="P56" style:family="paragraph" style:parent-style-name="List_20_Contents" style:list-style-name="L7">
      <style:text-properties fo:language="en" fo:country="US" officeooo:paragraph-rsid="00147bec"/>
    </style:style>
    <style:style style:name="P57" style:family="paragraph" style:parent-style-name="List_20_Contents" style:list-style-name="L8">
      <style:text-properties fo:language="en" fo:country="US"/>
    </style:style>
    <style:style style:name="P58" style:family="paragraph" style:parent-style-name="List_20_Contents" style:list-style-name="L10">
      <style:text-properties fo:language="en" fo:country="US" style:language-asian="nb" style:country-asian="NO"/>
    </style:style>
    <style:style style:name="P59" style:family="paragraph" style:parent-style-name="List_20_Contents" style:list-style-name="L11">
      <style:text-properties fo:language="en" fo:country="US"/>
    </style:style>
    <style:style style:name="P60" style:family="paragraph" style:parent-style-name="List_20_Contents" style:list-style-name="L12">
      <style:text-properties fo:language="en" fo:country="US"/>
    </style:style>
    <style:style style:name="P61" style:family="paragraph" style:parent-style-name="List_20_Contents" style:list-style-name="L9"/>
    <style:style style:name="P62" style:family="paragraph" style:parent-style-name="List_20_Contents" style:list-style-name="L10"/>
    <style:style style:name="P63" style:family="paragraph" style:parent-style-name="Sender" style:master-page-name="First_20_Page">
      <style:paragraph-properties style:page-number="1"/>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fo:font-weight="bold" style:font-weight-asian="bold" style:font-weight-complex="bold"/>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language-asian="nb" style:country-asian="NO" style:font-style-asian="italic"/>
    </style:style>
    <style:style style:name="T9" style:family="text">
      <style:text-properties fo:language="en" fo:country="US" fo:font-style="italic" style:language-asian="nb" style:country-asian="NO" style:font-style-asian="italic" style:font-style-complex="italic"/>
    </style:style>
    <style:style style:name="T10" style:family="text">
      <style:text-properties fo:language="en" fo:country="US" fo:font-style="italic" officeooo:rsid="0035615c" style:language-asian="nb" style:country-asian="NO" style:font-style-asian="italic" style:font-style-complex="italic"/>
    </style:style>
    <style:style style:name="T11" style:family="text">
      <style:text-properties fo:language="en" fo:country="US" fo:font-style="italic" officeooo:rsid="0035615c" style:language-asian="nb" style:country-asian="NO" style:font-style-asian="italic"/>
    </style:style>
    <style:style style:name="T12" style:family="text">
      <style:text-properties fo:language="en" fo:country="US" style:language-asian="nb" style:country-asian="NO"/>
    </style:style>
    <style:style style:name="T13" style:family="text">
      <style:text-properties fo:language="en" fo:country="US" officeooo:rsid="0035615c" style:language-asian="nb" style:country-asian="NO"/>
    </style:style>
    <style:style style:name="T14" style:family="text">
      <style:text-properties fo:language="en" fo:country="US" style:language-asian="ja" style:country-asian="JP"/>
    </style:style>
    <style:style style:name="T15" style:family="text">
      <style:text-properties style:language-asian="nb" style:country-asian="NO"/>
    </style:style>
    <style:style style:name="T16" style:family="text">
      <style:text-properties officeooo:rsid="0035615c" style:language-asian="nb" style:country-asian="NO"/>
    </style:style>
    <style:style style:name="T17" style:family="text">
      <style:text-properties fo:font-style="italic" style:language-asian="nb" style:country-asian="NO" style:font-style-asian="italic"/>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language="nn" fo:country="NO" style:language-asian="ja" style:country-asian="JP"/>
    </style:style>
    <style:style style:name="T21" style:family="text">
      <style:text-properties officeooo:rsid="0025bc40"/>
    </style:style>
    <style:style style:name="T22" style:family="text">
      <style:text-properties officeooo:rsid="00278cba"/>
    </style:style>
    <style:style style:name="T23" style:family="text">
      <style:text-properties officeooo:rsid="0027c250"/>
    </style:style>
    <style:style style:name="T24" style:family="text">
      <style:text-properties fo:font-weight="bold" style:font-weight-asian="bold" style:font-weight-complex="bold"/>
    </style:style>
    <style:style style:name="T25" style:family="text">
      <style:text-properties officeooo:rsid="002e201a"/>
    </style:style>
    <style:style style:name="T26" style:family="text">
      <style:text-properties style:text-position="sub 58%"/>
    </style:style>
    <style:style style:name="T27" style:family="text">
      <style:text-properties style:text-position="sub 58%" fo:font-weight="bold" style:font-weight-asian="bold" style:font-weight-complex="bold"/>
    </style:style>
    <style:style style:name="T28" style:family="text">
      <style:text-properties style:text-position="sub 58%" fo:font-weight="bold" officeooo:rsid="0034dafe" style:font-weight-asian="bold" style:font-weight-complex="bold"/>
    </style:style>
    <style:style style:name="T29" style:family="text">
      <style:text-properties style:text-position="sub 58%" fo:font-style="italic" fo:font-weight="bold" style:font-style-asian="italic" style:font-weight-asian="bold" style:font-style-complex="italic" style:font-weight-complex="bold"/>
    </style:style>
    <style:style style:name="T30" style:family="text">
      <style:text-properties style:text-position="sub 58%" fo:font-style="italic" style:font-style-asian="italic" style:font-style-complex="italic"/>
    </style:style>
    <style:style style:name="T31" style:family="text">
      <style:text-properties style:text-position="sub 58%" fo:font-style="italic" officeooo:rsid="0034dafe" style:font-style-asian="italic" style:font-style-complex="italic"/>
    </style:style>
    <style:style style:name="T32" style:family="text">
      <style:text-properties style:text-position="sub 58%" officeooo:rsid="0034dafe"/>
    </style:style>
    <style:style style:name="T33" style:family="text">
      <style:text-properties style:text-position="super 58%"/>
    </style:style>
    <style:style style:name="T34" style:family="text">
      <style:text-properties style:text-position="super 58%" fo:font-weight="bold" style:font-weight-asian="bold" style:font-weight-complex="bold"/>
    </style:style>
    <style:style style:name="T35" style:family="text">
      <style:text-properties style:text-position="super 58%" fo:font-style="italic" fo:font-weight="bold" style:font-style-asian="italic" style:font-weight-asian="bold" style:font-style-complex="italic" style:font-weight-complex="bold"/>
    </style:style>
    <style:style style:name="T36" style:family="text">
      <style:text-properties style:text-position="super 58%" fo:font-style="italic" style:font-style-asian="italic" style:font-style-complex="italic"/>
    </style:style>
    <style:style style:name="T37" style:family="text">
      <style:text-properties officeooo:rsid="0034daf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fo:padding="0cm" fo:border="none">
        <style:background-image/>
      </style:graphic-properties>
    </style:style>
    <style:style style:name="fr2" style:family="graphic" style:parent-style-name="Frame">
      <style:graphic-properties fo:margin-left="0.249cm" fo:margin-right="0.249cm" fo:margin-top="0cm" fo:margin-bottom="0cm" style:vertical-pos="from-top" style:vertical-rel="paragraph" style:horizontal-pos="from-left" style:horizontal-rel="paragraph" fo:padding="0cm"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20">Magne Nylenna, Øyvind Andresen Bjertnaes, </text:span><text:span text:style-name="T14">Ingrid Sperre Saunes, Anne Karin Lindahl</text:span></text:p>
      <text:p text:style-name="Title">What is Good Quality of Health Care?</text:p>
      <text:p text:style-name="Abstract"><text:span text:style-name="T5">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5">Keywords</text:span><text:span text:style-name="T3">: </text:span><text:span text:style-name="T6">quality, health care, systems thinking, patient perspective, outcome, indicator, measurement, improvement.</text:span></text:p>
      <text:p text:style-name="P4">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8">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8">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39">FauxHeading1WithoutOutline</text:p>
      <text:p text:style-name="P20">This paragraph has some text that is just <text:span text:style-name="T24">bold</text:span>, some text that is <text:span text:style-name="T18">italic</text:span> and some text that is both <text:span text:style-name="T19">bold and italic</text:span>, as well as text that is <text:span text:style-name="T19">italic and bold</text:span>. Now, isn't that nice for just one paragraph!</text:p>
      <text:p text:style-name="Standard"><text:span text:style-name="T25">This is another paragraph containing text in</text:span> <text:span text:style-name="T26">subscript</text:span> and text in <text:span text:style-name="T33">superscript</text:span>.</text:p>
      <text:p text:style-name="Standard">This is another paragraph containing text in <text:span text:style-name="T27">bold subscript</text:span> and text in <text:span text:style-name="T34">bold superscript</text:span>.</text:p>
      <text:p text:style-name="Standard">This is another paragraph containing text in <text:span text:style-name="T29">bold italic subscript</text:span> and text in <text:span text:style-name="T35">bold italic superscript</text:span>.</text:p>
      <text:p text:style-name="Standard">This is another paragraph containing text in <text:span text:style-name="T30">italic subscript</text:span> and text in <text:span text:style-name="T36">italic superscript</text:span>.</text:p>
      <text:p text:style-name="P22"><text:span text:style-name="T37">This is a paragrapgh with </text:span><text:span text:style-name="T32">subscript containing both </text:span><text:span text:style-name="T28">bold text</text:span><text:span text:style-name="T32"> and </text:span><text:span text:style-name="T31">italic text</text:span>.</text:p>
      <text:p text:style-name="P21">This is a paragraph with <text:span text:style-name="T33">superscript containing both </text:span><text:span text:style-name="T34">bold</text:span><text:span text:style-name="T33"> and </text:span><text:span text:style-name="T36">italic text</text:span>.</text:p>
      <text:p text:style-name="P12">Order list</text:p>
      <text:list xml:id="list7805969223095822280" text:style-name="L1">
        <text:list-item>
          <text:p text:style-name="P45">order list</text:p>
        </text:list-item>
        <text:list-item>
          <text:p text:style-name="P45"><text:soft-page-break/>order list</text:p>
        </text:list-item>
        <text:list-item>
          <text:p text:style-name="P45">order list</text:p>
        </text:list-item>
        <text:list-item>
          <text:p text:style-name="P45">order list</text:p>
        </text:list-item>
      </text:list>
      <text:p text:style-name="P12">Alpha lower list</text:p>
      <text:list xml:id="list6226570981671225651" text:style-name="L2">
        <text:list-item>
          <text:p text:style-name="P46">alpha-lower list</text:p>
        </text:list-item>
        <text:list-item>
          <text:p text:style-name="P46">alpha-lower list</text:p>
        </text:list-item>
        <text:list-item>
          <text:p text:style-name="P46">alpha-lower list</text:p>
        </text:list-item>
      </text:list>
      <text:p text:style-name="P13">Alpha upper list</text:p>
      <text:list xml:id="list5227063192218800547" text:style-name="L3">
        <text:list-item>
          <text:p text:style-name="P47">alpha-upper list</text:p>
        </text:list-item>
        <text:list-item>
          <text:p text:style-name="P47">alpha-upper list</text:p>
        </text:list-item>
        <text:list-item>
          <text:p text:style-name="P47">alpha-upper list</text:p>
        </text:list-item>
      </text:list>
      <text:p text:style-name="P14">A simple list with no markings</text:p>
      <text:p text:style-name="List_20_Contents">simple list <text:span text:style-name="T22">item</text:span></text:p>
      <text:p text:style-name="List_20_Contents">simple list <text:span text:style-name="T22">item</text:span></text:p>
      <text:p text:style-name="List_20_Contents">simple list <text:span text:style-name="T22">item</text:span></text:p>
      <text:p text:style-name="P12"><text:span text:style-name="T22">A r</text:span>oman lower list</text:p>
      <text:list xml:id="list6808390311952674677" text:style-name="L4">
        <text:list-item>
          <text:p text:style-name="P48">roman-lower list</text:p>
        </text:list-item>
        <text:list-item>
          <text:p text:style-name="P48">roman-lower list</text:p>
        </text:list-item>
        <text:list-item>
          <text:p text:style-name="P48">roman-lower list</text:p>
        </text:list-item>
      </text:list>
      <text:p text:style-name="P11">A nested list: <text:span text:style-name="T23">roman-upper &gt; order list &gt; bullet list</text:span></text:p>
      <text:list xml:id="list57728514249286422" text:style-name="L5">
        <text:list-item>
          <text:p text:style-name="P50">roman-upper list</text:p>
        </text:list-item>
        <text:list-item>
          <text:p text:style-name="P50">roman-upper list</text:p>
        </text:list-item>
        <text:list-item>
          <text:p text:style-name="P50">roman-upper list</text:p>
          <text:list>
            <text:list-item>
              <text:p text:style-name="P51">order list lvl 2</text:p>
            </text:list-item>
            <text:list-item>
              <text:p text:style-name="P51">order list lvl 2</text:p>
            </text:list-item>
          </text:list>
        </text:list-item>
        <text:list-item>
          <text:p text:style-name="P51">roman-upper list</text:p>
          <text:list>
            <text:list-item>
              <text:p text:style-name="P51">order list lvl 2</text:p>
            </text:list-item>
            <text:list-item>
              <text:p text:style-name="P51">order list lvl 2</text:p>
              <text:list>
                <text:list-item>
                  <text:p text:style-name="P52">bullet list lvl 3</text:p>
                </text:list-item>
                <text:list-item>
                  <text:p text:style-name="P52">bullet list lvl 3</text:p>
                </text:list-item>
                <text:list-item>
                  <text:p text:style-name="P52">bullet list lvl 3</text:p>
                </text:list-item>
              </text:list>
            </text:list-item>
          </text:list>
        </text:list-item>
      </text:list>
      <text:p text:style-name="P15">A bullet list</text:p>
      <text:list xml:id="list5021994056239903026" text:style-name="L6">
        <text:list-item>
          <text:p text:style-name="P54"><text:span text:style-name="T21">Bullet </text:span>list <text:span text:style-name="T21">item</text:span></text:p>
        </text:list-item>
        <text:list-item>
          <text:p text:style-name="P54"><text:span text:style-name="T21">Bullet </text:span>list <text:span text:style-name="T21">item</text:span></text:p>
        </text:list-item>
        <text:list-item>
          <text:p text:style-name="P54"><text:span text:style-name="T21">Bullet </text:span>list <text:span text:style-name="T21">item</text:span></text:p>
        </text:list-item>
      </text:list>
      <text:p text:style-name="P12"><text:span text:style-name="T22">A r</text:span>oman upper list</text:p>
      <text:list xml:id="list140411262271247" text:continue-list="list57728514249286422" text:style-name="L5">
        <text:list-item>
          <text:p text:style-name="P49">roman-upper list</text:p>
        </text:list-item>
        <text:list-item>
          <text:p text:style-name="P49">roman-upper list</text:p>
        </text:list-item>
        <text:list-item>
          <text:p text:style-name="P51">roman-upper list</text:p>
        </text:list-item>
      </text:list>
      <text:p text:style-name="P6"/>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29">Header1</text:p>
            </table:table-cell>
            <table:table-cell table:style-name="Table3-testing.A1" office:value-type="string">
              <text:p text:style-name="P29">Header2</text:p>
            </table:table-cell>
            <table:table-cell table:style-name="Table3-testing.A1" office:value-type="string">
              <text:p text:style-name="P29">Header3</text:p>
            </table:table-cell>
            <table:table-cell table:style-name="Table3-testing.D1" office:value-type="string">
              <text:p text:style-name="P29">Header4</text:p>
            </table:table-cell>
          </table:table-row>
        </table:table-header-rows>
        <table:table-row>
          <table:table-cell table:style-name="Table3-testing.A2" office:value-type="string">
            <text:p text:style-name="P30">1-1</text:p>
          </table:table-cell>
          <table:table-cell table:style-name="Table3-testing.A2" office:value-type="string">
            <text:p text:style-name="P30">1-2</text:p>
          </table:table-cell>
          <table:table-cell table:style-name="Table3-testing.A2" office:value-type="string">
            <text:p text:style-name="P30">1-3</text:p>
          </table:table-cell>
          <table:table-cell table:style-name="Table3-testing.D2" office:value-type="string">
            <text:p text:style-name="P30">1-4</text:p>
          </table:table-cell>
        </table:table-row>
        <table:table-row>
          <table:table-cell table:style-name="Table3-testing.A2" office:value-type="string">
            <text:p text:style-name="P30">2-1</text:p>
          </table:table-cell>
          <table:table-cell table:style-name="Table3-testing.A2" office:value-type="string">
            <text:p text:style-name="P30">2-2</text:p>
          </table:table-cell>
          <table:table-cell table:style-name="Table3-testing.A2" office:value-type="string">
            <text:p text:style-name="P30">2-3</text:p>
          </table:table-cell>
          <table:table-cell table:style-name="Table3-testing.D2" office:value-type="string">
            <text:p text:style-name="P30">2-4</text:p>
          </table:table-cell>
        </table:table-row>
        <table:table-row>
          <table:table-cell table:style-name="Table3-testing.A2" office:value-type="string">
            <text:p text:style-name="P30">3-1</text:p>
          </table:table-cell>
          <table:table-cell table:style-name="Table3-testing.A2" office:value-type="string">
            <text:p text:style-name="P30">3-2</text:p>
          </table:table-cell>
          <table:table-cell table:style-name="Table3-testing.A2" office:value-type="string">
            <text:p text:style-name="P30">3-3</text:p>
          </table:table-cell>
          <table:table-cell table:style-name="Table3-testing.D2" office:value-type="string">
            <text:p text:style-name="P30">3-4</text:p>
          </table:table-cell>
        </table:table-row>
        <text:soft-page-break/>
        <table:table-row>
          <table:table-cell table:style-name="Table3-testing.A2" office:value-type="string">
            <text:p text:style-name="P30">4-1</text:p>
          </table:table-cell>
          <table:table-cell table:style-name="Table3-testing.A2" office:value-type="string">
            <text:p text:style-name="P30">4-2</text:p>
          </table:table-cell>
          <table:table-cell table:style-name="Table3-testing.A2" office:value-type="string">
            <text:p text:style-name="P30">4-3</text:p>
          </table:table-cell>
          <table:table-cell table:style-name="Table3-testing.D2" office:value-type="string">
            <text:p text:style-name="P30">4-4</text:p>
          </table:table-cell>
        </table:table-row>
      </table:table>
      <text:p text:style-name="P6"/>
      <text:h text:style-name="Heading_20_1" text:outline-level="1">The concept of quality in general</text:h>
      <text:p text:style-name="P3"><text:span text:style-name="T6">Tracing the origins of the quality concept takes us back to France at the beginning of the 13th century, where </text:span><text:span text:style-name="T7">qualite</text:span><text:span text:style-name="T6"> was used in the meaning of characteristics. A quality (from Latin </text:span><text:span text:style-name="T7">qualitas</text:span><text:span text:style-name="T6">) is originally an element or attribute of someone or something, defined as “a characteristic or feature that someone or something has: something that can be noticed as a part of a person or thing” (Quality, 2014).</text:span></text:p>
      <text:p text:style-name="Standard"><text:span text:style-name="T6">In everyday language, quality is also used to describe the standard of something or someone, “the degree of excellence” that a thing possesses (Quality, 2014).</text:span><text:bookmark text:name="_GoBack"/><text:span text:style-name="T6">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6">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5">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P16">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17">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33">Q (quality)</text:p>
          </table:table-cell>
          <table:table-cell table:style-name="Table1.A1" table:number-rows-spanned="2" office:value-type="string">
            <text:p text:style-name="P33">=</text:p>
          </table:table-cell>
          <table:table-cell table:style-name="Table1.C1" office:value-type="string">
            <text:p text:style-name="P34">O (outcome)</text:p>
          </table:table-cell>
        </table:table-row>
        <table:table-row table:style-name="Table1.2">
          <table:covered-table-cell/>
          <table:covered-table-cell/>
          <table:table-cell table:style-name="Table1.C2" office:value-type="string">
            <text:p text:style-name="P35">R (requirements)</text:p>
          </table:table-cell>
        </table:table-row>
      </table:table>
      <text:p text:style-name="P5">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6"><text:soft-page-break/>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32" text:outline-level="2">Subjectitivity</text:h>
      <text:p text:style-name="P4">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9">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4">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p>
      <text:h text:style-name="Heading_20_2" text:outline-level="2">Perspectives on health-care quality</text:h>
      <text:p text:style-name="P5">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2281464234610391516" text:style-name="L7">
        <text:list-item>
          <text:p text:style-name="P56">Politicians, health-care managers and others with responsibility for groups, communities and national systems;</text:p>
        </text:list-item>
        <text:list-item>
          <text:p text:style-name="P56">Health-care professionals treating individual patients;</text:p>
        </text:list-item>
        <text:list-item>
          <text:p text:style-name="P55">Patients and their relatives.</text:p>
        </text:list-item>
      </text:list>
      <text:p text:style-name="P5">The patients’ perspective differs from that of health-care personnel, and health care personnel’s <text:soft-page-break/>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6">The patient perspective is important in quality judgments, but the level of importance depends on the chosen definition of health-care quality.</text:p>
      <text:p text:style-name="P37">Table</text:p>
      <text:p text:style-name="P38">A selection of quality definitions (Legido-Quigley et al., 2008).</text:p>
      <text:p text:style-name="P5"><draw:frame draw:style-name="fr2" draw:name="Frame3" text:anchor-type="paragraph" svg:x="-0.009cm" svg:y="0.037cm" svg:width="17.616cm" draw:z-index="17"><draw:text-box fo:min-height="0.041cm"><table:table table:name="Table2" table:style-name="Table2"><table:table-column table:style-name="Table2.A"/><table:table-column table:style-name="Table2.B"/><table:table-row table:style-name="Table2.1"><table:table-cell table:style-name="Table2.A1" office:value-type="string"><text:p text:style-name="P18">International Organization for Standardization (2005)</text:p></table:table-cell><table:table-cell table:style-name="Table2.A1" office:value-type="string"><text:p text:style-name="P5">The degree to which a set of inherent characteristics fulfills requirements (ISO, 2005)</text:p></table:table-cell></table:table-row><table:table-row table:style-name="Table2.1"><table:table-cell table:style-name="Table2.A1" office:value-type="string"><text:p text:style-name="P18">Donabedian (1980)</text:p></table:table-cell><table:table-cell table:style-name="Table2.A1" office:value-type="string"><text:p text:style-name="P5">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7">IOM (1990)</text:p></table:table-cell><table:table-cell table:style-name="Table2.A1" office:value-type="string"><text:p text:style-name="P5">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7">Department of Health (UK) (1997)</text:p></table:table-cell><table:table-cell table:style-name="Table2.A1" office:value-type="string"><text:p text:style-name="P5">Quality of care is:</text:p><text:list xml:id="list5066810928575242385" text:style-name="L8"><text:list-item><text:p text:style-name="P57">doing the right things (what);</text:p></text:list-item><text:list-item><text:p text:style-name="P57">to the right people (to whom);</text:p></text:list-item><text:list-item><text:p text:style-name="P57">at the right time (when); and</text:p></text:list-item><text:list-item><text:p text:style-name="P57">doing things right the first time.</text:p></text:list-item></text:list></table:table-cell></table:table-row><table:table-row table:style-name="Table2.1"><table:table-cell table:style-name="Table2.A1" office:value-type="string"><text:p text:style-name="P7">Council of Europe (1997)</text:p></table:table-cell><table:table-cell table:style-name="Table2.A1" office:value-type="string"><text:p text:style-name="P3"><text:span text:style-name="T6">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6">("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7">WHO (2000)</text:p></table:table-cell><table:table-cell table:style-name="Table2.A1" office:value-type="string"><text:p text:style-name="P3"><text:span text:style-name="T6">Quality of care is the level of attainment of health systems’ intrinsic goals for health improvement and responsiveness to legitimate </text:span><text:span text:style-name="T3">expectations of the population </text:span><text:span text:style-name="T6">(WHO, 2000).</text:span></text:p></table:table-cell></table:table-row></table:table></draw:text-box></draw:frame>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6">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ext:span><text:soft-page-break/><text:span text:style-name="T6">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6"><text:note text:id="ftn1" text:note-class="footnote"><text:note-citation>1</text:note-citation><text:note-body><text:p text:style-name="P28">The wonderful first footnote.</text:p></text:note-body></text:note></text:span></text:p>
      <text:p text:style-name="Standard"><text:span text:style-name="T6">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6"><text:note text:id="ftn2" text:note-class="endnote"><text:note-citation>i</text:note-citation><text:note-body><text:p text:style-name="P27">The first endnote.</text:p></text:note-body></text:note></text:span></text:p>
      <text:p text:style-name="P16">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4">In the mid-1960s, Avedis Donabedian (1919 – 2000) raised the question of how the quality of health care can best be assessed (Donabedian, 2005), and introduced what has later become known as the quality triade, namely, structure, process and outcome:</text:p>
      <text:list xml:id="list6732197667005365889" text:style-name="L9">
        <text:list-item>
          <text:p text:style-name="P61"><text:span text:style-name="T3">Common indicators of </text:span><text:span text:style-name="T4">structure</text:span><text:span text:style-name="T3"> are economy, buildings, number of hospital beds, population to be served;</text:span></text:p>
        </text:list-item>
        <text:list-item>
          <text:p text:style-name="P61"><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61"><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4">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8">The patient experiences are an important component of health-care quality, and as such, are important quality indicators. In accordance with Donabedian’s approach to quality measurement, and based on <text:soft-page-break/>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40">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p>
      <text:p text:style-name="P19">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5213166429268066375" text:style-name="L10">
        <text:list-item>
          <text:p text:style-name="P62"><text:bookmark-start text:name="__DdeLink__1468_1443837799"/><text:span text:style-name="T12">Efficacy</text:span><text:bookmark-end text:name="__DdeLink__1468_1443837799"/><text:span text:style-name="T12">, the ability of the science and technology of health care to bring about improvements in health when used under the most favorable circumstances;</text:span></text:p>
        </text:list-item>
        <text:list-item>
          <text:p text:style-name="P58">Effectiveness, the degree to which attainable improvements in health are in fact attained;</text:p>
        </text:list-item>
        <text:list-item>
          <text:p text:style-name="P58">Efficiency, the ability to lower the cost of care without diminishing attainable improvements in health;</text:p>
        </text:list-item>
        <text:list-item>
          <text:p text:style-name="P58">Optimality, the balancing of improvements in health against the costs of such improvements;</text:p>
        </text:list-item>
        <text:list-item>
          <text:p text:style-name="P58">Acceptability, conformity to the wishes, desires and expectations of patients and their families;</text:p>
        </text:list-item>
        <text:list-item>
          <text:p text:style-name="P58">Legitimacy, conformity to social preferences as expressed in ethical principles, values, norms, mores, laws and regulations;</text:p>
        </text:list-item>
        <text:list-item>
          <text:p text:style-name="P58">Equity, conformity to a principle that determines what is just and fair in the distribution of health care and its benefits among members of the population.</text:p>
        </text:list-item>
      </text:list>
      <text:p text:style-name="P3"><text:span text:style-name="T12">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6"> </text:span><text:span text:style-name="T12">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text:span><text:soft-page-break/><text:span text:style-name="T12">since the early days of quality assurance, but the emphasis on safety and continuity of care were early recognition of important quality characteristics in an increasingly more complex health care sector.</text:span></text:p>
      <text:p text:style-name="P19">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P10">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p>
      <text:p text:style-name="P10">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6">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5">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16">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text:soft-page-break/>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16">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P16">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p>
      <text:p text:style-name="P16">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6">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16">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text:soft-page-break/>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16">In Norway, the Directorate of Health is responsible for a national quality indicator system for both primary and secondary care (Helsedirektoratet, 2013). The purposes of the national quality indicator system are to:</text:p>
      <text:list xml:id="list445373473193517705" text:style-name="L11">
        <text:list-item>
          <text:p text:style-name="P59">Provide a basis and incentive for health providers to continuously improve the quality and safety of their services;</text:p>
        </text:list-item>
        <text:list-item>
          <text:p text:style-name="P59">Provide a basis for an individual choice of hospital;</text:p>
        </text:list-item>
        <text:list-item>
          <text:p text:style-name="P59">A leadership tool for managers and owners;</text:p>
        </text:list-item>
        <text:list-item>
          <text:p text:style-name="P59">Serve as a tool for policymakers and politicians in their evaluation and prioritizing of investments in health;</text:p>
        </text:list-item>
        <text:list-item>
          <text:p text:style-name="P59">Inform the public/patient (transparency).</text:p>
        </text:list-item>
      </text:list>
      <text:h text:style-name="Heading_20_1" text:outline-level="1">Improving quality of care</text:h>
      <text:p text:style-name="P5">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6">Over the past three decades, there has been a shift from just ensuring quality to working with continuous quality improvement. During the last 10-15 years, three main approaches to quality improvement work are visible:</text:p>
      <text:list xml:id="list5491547706357364657" text:style-name="L12">
        <text:list-item>
          <text:p text:style-name="P60">Systems for ensuring quality of the services (certification, systems of internal control, national quality indicators);</text:p>
        </text:list-item>
        <text:list-item>
          <text:p text:style-name="P60">Clinically originated quality follow-up of one’s own practice, for example through professional clinical quality registries or clinical breakthrough learning groups;</text:p>
        </text:list-item>
        <text:list-item>
          <text:p text:style-name="P60">Patient-oriented quality improvement through user experience surveys or involving patient groups or establishing patients’ committees.</text:p>
        </text:list-item>
      </text:list>
      <text:p text:style-name="P4">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8">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text:span><text:soft-page-break/><text:span text:style-name="T3">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span></text:p>
      <text:p text:style-name="P8">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8">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5">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16">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text:soft-page-break/>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16">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P16">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p>
      <text:p text:style-name="P16">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4">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8">We argue that the standardization work should use a health-care-specific approach to quality, for the following reasons:</text:p>
      <text:list xml:id="list1128230969673928862" text:style-name="L13">
        <text:list-item>
          <text:p text:style-name="P53">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53">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8"><text:soft-page-break/>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8">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8">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8">Studies on the relationship between physicians’ working conditions and the quality of care should be based on an updated and comprehensive quality concept and scientifically robust quality indicators.</text:p>
      <text:h text:style-name="P31" text:outline-level="1">References</text:h>
      <text:p text:style-name="P23"><text:span text:style-name="T12">A</text:span><field:fieldmark-start text:name="__Fieldmark__662_1110659913" field:type="ADDIN EN.REFLIST"/><text:span text:style-name="T12">dair, C. E., Simpson, E., Casebeer, A. L., Birdsell, J. M., Hayden, K. A., &amp; Lewis, S. (2006). Performance measurement in healthcare part II: state of the science findings by stage of the performance measurement process. </text:span><text:span text:style-name="T8">Health Policy, 2</text:span><text:span text:style-name="T12">(1), 56-78. </text:span><field:fieldmark-end/></text:p>
      <text:p text:style-name="P23"><text:bookmark-start text:name="_ENREF_2"/><field:fieldmark-start text:name="__Fieldmark__668_1110659913" field:type="ADDIN EN.REFLIST"/><field:fieldmark-end/>Arah, O. A., Westert, G. P., Hurst, J., <text:span text:style-name="T12">&amp; Klazinga, N. S. (2006). A conceptual framework for the OECD Health Care Quality Indicators Project. </text:span><text:span text:style-name="T8">International Journal for Quality in Health Care, 18 Suppl 1</text:span><text:span text:style-name="T12">, 5-13. </text:span><text:a xlink:type="simple" xlink:href="http://dx.doi.org/10.1093/intqhc/mzl024" text:style-name="Internet_20_link" text:visited-style-name="Visited_20_Internet_20_Link">http://dx.doi.org/10.1093/intqhc/mzl024</text:a></text:p>
      <text:p text:style-name="P23"><text:span text:style-name="T15">Ba</text:span><text:span text:style-name="T16">stesen</text:span><text:span text:style-name="T15">, P. (2007). </text:span><text:span text:style-name="T11">Ka sku vi gjort uten havet?</text:span><text:span text:style-name="T12"> </text:span><text:span text:style-name="T13">[What should we do without the ocean?] Oslo</text:span><text:span text:style-name="T12">: </text:span><text:span text:style-name="T13">Høgskolen i Oslo og Akershus</text:span><text:span text:style-name="T12">.</text:span></text:p>
      <text:p text:style-name="P44"><text:span text:style-name="T12">Ba</text:span><text:span text:style-name="T13">stesen</text:span><text:span text:style-name="T12">, P. (200</text:span><text:span text:style-name="T13">8</text:span><text:span text:style-name="T12">). Det er flere fisker i sjøen </text:span><text:span text:style-name="T13">[There are more fish in the sea] In E. Hanssen &amp; D. Buck (Eds.), </text:span><text:span text:style-name="T10">Bærekraftig havdrift</text:span><text:span text:style-name="T13"> [Sustainable sea exploitation] Oslo</text:span><text:span text:style-name="T12">: </text:span><text:span text:style-name="T13">Høgskolen i Oslo og Akershus</text:span><text:span text:style-name="T12">.</text:span></text:p>
      <text:p text:style-name="P44"><text:span text:style-name="T12">Batalden, P. B., Godfrey, M. M., &amp; Nelson, E. C. (2007). </text:span><text:span text:style-name="T8">Quality by design: a clinical microsystems approach</text:span><text:span text:style-name="T12">. San Francisco: Jossey-Bass.</text:span></text:p>
      <text:p text:style-name="P23"><text:span text:style-name="T12">Birkmeyer, J. D., Finks, J. F., O'Reilly, A., Oerline, M., Carlin, A. M., Nunn, A. R., . . . Birkmeyer, N. J. (2013). Surgical skill and complication rates after bariatric surgery. </text:span><text:span text:style-name="T8">New England Journal of Medicine, 369</text:span><text:span text:style-name="T12">(15), 1434-1442. </text:span><text:a xlink:type="simple" xlink:href="http://dx.doi.org/10.1056/NEJMsa1300625" text:style-name="Internet_20_link" text:visited-style-name="Visited_20_Internet_20_Link">http://dx.doi.org/10.1056/NEJMsa1300625</text:a></text:p>
      <text:p text:style-name="P23"><text:soft-page-break/><text:span text:style-name="T12">Bismark, M. M., Spittal, M. J., Gurrin, L. C., Ward, M., &amp; Studdert, D. M. (2013). Identification of doctors at risk of recurrent complaints: a national study of healthcare complaints in Australia. </text:span><text:span text:style-name="T9">BMJ Quality &amp; Safety</text:span><text:span text:style-name="T12">,</text:span><text:span text:style-name="T8"> 22</text:span><text:span text:style-name="T12">(7), 532-540. </text:span><text:a xlink:type="simple" xlink:href="http://dx.doi.org/10.1136/bmjqs-2012-001691" text:style-name="Internet_20_link" text:visited-style-name="Visited_20_Internet_20_Link">http://dx.doi.org/10.1136/bmjqs-2012-001691</text:a></text:p>
      <text:p text:style-name="P23"><text:span text:style-name="T12">Bjertnaes, O., Skudal, K. E., Iversen, H. H., &amp; Lindahl, A. K. (2013). The Patient-Reported Incident in Hospital Instrument (PRIH-I): assessments of data quality, test-retest reliability and hospital-level reliability. </text:span><text:span text:style-name="T8">BMJ Quality &amp; Safety, 22</text:span><text:span text:style-name="T12">(9), 743-751. </text:span><text:a xlink:type="simple" xlink:href="http://dx.doi.org/10.1136/bmjqs-2012-001756" text:style-name="Internet_20_link" text:visited-style-name="Visited_20_Internet_20_Link">http://dx.doi.org/10.1136/bmjqs-2012-001756</text:a></text:p>
      <text:p text:style-name="P25">The CAHPS Improvement Guide. Retrieved 28. april 2014, from https://cahps.ahrq.gov/quality-improvement/improvement-guide/improvement-guide.html</text:p>
      <text:p text:style-name="P23"><text:span text:style-name="T12">Contandriopoulos, D., Champagne, F., &amp; Denis, J. L. (2014). The multiple causal pathways between performance measures' use and effects. </text:span><text:span text:style-name="T8">Medical Care Research and Review, 71</text:span><text:span text:style-name="T12">(1), 3-20. </text:span><text:a xlink:type="simple" xlink:href="http://dx.doi.org/10.1177/1077558713496320" text:style-name="Internet_20_link" text:visited-style-name="Visited_20_Internet_20_Link">http://dx.doi.org/10.1177/1077558713496320</text:a></text:p>
      <text:p text:style-name="P25">The development and implementation of quality improvement systems (QIS) in health care: recommendation No. R (97) 17 and explanatory memorandum. (1998).</text:p>
      <text:p text:style-name="P23"><text:span text:style-name="T12">Donabedian, A. (1980). The definition of quality and approaches to its assessment </text:span><text:span text:style-name="T8">Explorations in quality assessment and monitoring Vol. 1</text:span><text:span text:style-name="T12">. Ann Arbor, MI: Health Administration Press.</text:span></text:p>
      <text:p text:style-name="P24"><text:span text:style-name="T12">Donabedian, A. (1988). The quality of care: how can it be assessed? </text:span><text:span text:style-name="T8">JAMA, 260</text:span><text:span text:style-name="T12">(12), 1743-1748. </text:span><text:a xlink:type="simple" xlink:href="http://dx.doi.org/10.1001/jama.1988.03410120089033" text:style-name="Internet_20_link" text:visited-style-name="Visited_20_Internet_20_Link">http://dx.doi.org/10.1001/jama.1988.03410120089033</text:a></text:p>
      <text:p text:style-name="P24"><text:span text:style-name="T12">Donabedian, A. (2005). Evaluating the quality of medical care. 1966. </text:span><text:span text:style-name="T8">Milbank Quarterly, 83</text:span><text:span text:style-name="T12">(4), 691-729. </text:span><text:a xlink:type="simple" xlink:href="http://dx.doi.org/10.1111/j.1468-0009.2005.00397.x" text:style-name="Internet_20_link" text:visited-style-name="Visited_20_Internet_20_Link">http://dx.doi.org/10.1111/j.1468-0009.2005.00397.x</text:a></text:p>
      <text:p text:style-name="P24"><text:span text:style-name="T12">Donabedian, A., &amp; Bashshur, R. (2003). </text:span><text:span text:style-name="T8">An introduction to quality assurance in health care</text:span><text:span text:style-name="T12">. Oxford: Oxford University Press.</text:span></text:p>
      <text:p text:style-name="P24"><text:span text:style-name="T12">Doyle, C., Lennox, L., &amp; Bell, D. (2013). A systematic review of evidence on the links between patient experience and clinical safety and effectiveness. </text:span><text:span text:style-name="T8">BMJ Open, 3</text:span><text:span text:style-name="T12">(1), e001570. </text:span><text:a xlink:type="simple" xlink:href="http://dx.doi.org/10.1136/bmjopen-2012-001570" text:style-name="Internet_20_link" text:visited-style-name="Visited_20_Internet_20_Link">http://dx.doi.org/10.1136/bmjopen-2012-001570</text:a></text:p>
      <text:p text:style-name="P24"><text:span text:style-name="T12">European Commission. Directorate-General Communication, European Commission. Directorate-General for Health and Consumer Protection, &amp; European Opinion Research Group. (2010). Patient safety and quality of healthcare </text:span><text:span text:style-name="T8">Special Eurobarometer 327</text:span><text:span text:style-name="T12">. Brussels: TNS Opinion &amp; Social.</text:span></text:p>
      <text:p text:style-name="P24"><text:span text:style-name="T12">Fitzpatrick, R., Davey, C., Buxton, M. J., &amp; Jones, D. R. (1998). Evaluating patient-based outcome measures for use in clinical trials. </text:span><text:span text:style-name="T8">Health Technology Assessment, 2</text:span><text:span text:style-name="T12">, 1-74.</text:span></text:p>
      <text:p text:style-name="P24"><text:span text:style-name="T12">Gerteis, M., Edgman-Levitan, S., Daley, J., &amp; Delbanco, T. L. (1993). </text:span><text:span text:style-name="T8">Through the patient's eyes: understanding and promoting patient-centered care</text:span><text:span text:style-name="T12">. San Francisco: Jossey-Bass</text:span></text:p>
      <text:p text:style-name="P24"><text:span text:style-name="T12">Goodard, M., &amp; Jacobs, R. (2009). Using composite indicators to measure performance in health care. In P. Smith (Ed.), </text:span><text:span text:style-name="T8">Performance measurement for health system improvement </text:span><text:span text:style-name="T12">(pp. 339-368). Cambridge; New York: Cambridge University Press.</text:span></text:p>
      <text:p text:style-name="P24"><text:span text:style-name="T12">Hayes, C. W., Batalden, P. B., &amp; Goldmann, D. (2015). A 'work smarter, not harder' approach to </text:span><text:soft-page-break/><text:span text:style-name="T12">improving healthcare quality. </text:span><text:span text:style-name="T17">BMJ </text:span><text:span text:style-name="T8">Quality &amp; Safety</text:span><text:span text:style-name="T17">, 24</text:span><text:span text:style-name="T15">(2), 100-102. </text:span><text:a xlink:type="simple" xlink:href="http://dx.doi.org/10.1136/bmjqs-2014-003673" text:style-name="Internet_20_link" text:visited-style-name="Visited_20_Internet_20_Link">http://dx.doi.org/10.1136/bmjqs-2014-003673</text:a></text:p>
      <text:p text:style-name="P24"><text:span text:style-name="T15">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text:a><text:a xlink:type="simple" xlink:href="http://www.helsedirektoratet.no/kvalitet-planlegging/kvalitetsindikatorer/hvorfor-kvalitetsindikatorer/Sider/default.aspx" text:style-name="Internet_20_link" text:visited-style-name="Visited_20_Internet_20_Link">kvalitetsindikatorer/Sider/default.aspx</text:a></text:p>
      <text:p text:style-name="P26">Institute of Medicine. (2001). Crossing the quality chasm: a new health system for the 21st century. Washington, D.C.: National Academy Press.</text:p>
      <text:p text:style-name="P24"><text:span text:style-name="T12">Irvine, L., Elliott, L., Wallace, H., &amp; Crombie, I. K. (2006). A review of major influences on current public health policy in developed countries in the second half of the 20th century. </text:span><text:span text:style-name="T8">The journal of the Royal Society for the Promotion of Health, 126</text:span><text:span text:style-name="T12">(2), 73-78. </text:span><text:a xlink:type="simple" xlink:href="http://dx.doi.org/10.1177/1466424006063182" text:style-name="Internet_20_link" text:visited-style-name="Visited_20_Internet_20_Link">http://dx.doi.org/10.1177/1466424006063182</text:a></text:p>
      <text:p text:style-name="P26">ISO. (2005). Quality management systems: Fundamentals and vocabulary (ISO 9000:2005) (Vol. TC 176//SC). Geneva: International Organization for Standardization.</text:p>
      <text:p text:style-name="P24"><text:span text:style-name="T12">Jung, H. P., Wensing, M., Olesen, F., &amp; Grol, R. (2002). Comparison of patients' and general practitioners' evaluations of general practice care. </text:span><text:span text:style-name="T8">Quality &amp; Safety in Health Care, 11</text:span><text:span text:style-name="T12">, 315-319. </text:span><text:a xlink:type="simple" xlink:href="http://dx.doi.org/10.1136/qhc.11.4.315" text:style-name="Internet_20_link" text:visited-style-name="Visited_20_Internet_20_Link">http://dx.doi.org/10.1136/qhc.11.4.315</text:a></text:p>
      <text:p text:style-name="P24"><text:span text:style-name="T12">Kahneman, D. (2011). </text:span><text:span text:style-name="T8">Thinking, fast and slow</text:span><text:span text:style-name="T12">. New York: Farrar, Strauss and Giroux.</text:span></text:p>
      <text:p text:style-name="P24"><text:span text:style-name="T12">Kelly, E., &amp; Hurst, J. (2006). Health care quality indicators project: conceptual framework paper </text:span><text:span text:style-name="T8">OECD Health Working Papers no. 23</text:span><text:span text:style-name="T12">. </text:span><text:span text:style-name="T15">Paris: OECD.</text:span></text:p>
      <text:p text:style-name="P24"><text:span text:style-name="T15">Klassen, A., Miller, A., Anderson, N., Shen, J., Schiariti, V., &amp; O'Donnell, M. (2010). </text:span><text:span text:style-name="T12">Performance measurement and improvement frameworks in health, education and social services systems: a systematic review. </text:span><text:span text:style-name="T8">International Journal for Quality in Health Care, 22</text:span><text:span text:style-name="T12">(1), 44-69. </text:span><text:a xlink:type="simple" xlink:href="http://dx.doi.org/10.1093/intqhc/mzp057" text:style-name="Internet_20_link" text:visited-style-name="Visited_20_Internet_20_Link">http://dx.doi.org/10.1093/intqhc/mzp057</text:a></text:p>
      <text:p text:style-name="P25">Lalonde, M., &amp; Department of National Health and Welfare. (1974). A new perspective on the health of Canadians: a working document (pp. 77). Ottawa: Government of Canada</text:p>
      <text:p text:style-name="P23"><text:span text:style-name="T12">Legido-Quigley, H., McKee, M., Nolte, E., &amp; Glinos, I. (2008). Assuring the quality of health care in the European Union: A case for action </text:span><text:span text:style-name="T8">Observatory Service Series No. 12</text:span><text:span text:style-name="T12">. Copenhagen: WHO Regional Office for Europe.</text:span></text:p>
      <text:p text:style-name="P23"><text:span text:style-name="T12">Levine, R., Shore, K., Lubalin, J., Garfinkel, S., Hurtado, M., &amp; Carman, K. (2012). Comparing physician and patient perceptions of quality in ambulatory care. </text:span><text:span text:style-name="T8">International Journal for Quality in Health Care, 24</text:span><text:span text:style-name="T12">, 348-356. doi: 10.1093/intqhc/mzs023</text:span></text:p>
      <text:p text:style-name="P23"><text:span text:style-name="T12">Light, D. (2003). Towards a new professionalism in medicine: quality, value and trust. </text:span><text:span text:style-name="T8">Tidsskrift for den Norske Legeforening 123</text:span><text:span text:style-name="T12">(13-14).</text:span></text:p>
      <text:p text:style-name="P25">Lohr, K. N. (1990a). Medicare: a strategy for quality assurance: volume I. Washington, D.C.: National Academy Press.</text:p>
      <text:p text:style-name="P25"><text:soft-page-break/>Lohr, K. N. (1990b). Medicare: a strategy for quality assurance: volume II Strategies and methods. Washington, D.C.: National Academy Press.</text:p>
      <text:p text:style-name="P23"><text:span text:style-name="T12">Lohr, K. N., &amp; Schroeder, S. A. (1990). A strategy for quality assurance in Medicare. </text:span><text:span text:style-name="T8">New England Journal of Medicine, 322</text:span><text:span text:style-name="T12">(10), 707-712. doi: </text:span><text:a xlink:type="simple" xlink:href="http://dx.doi.org/10.1056/NEJM199003083221031" text:style-name="Internet_20_link" text:visited-style-name="Visited_20_Internet_20_Link">http://dx.doi.org/10.1056/NEJM199003083221031</text:a></text:p>
      <text:p text:style-name="P23"><text:span text:style-name="T12">McEachan, R. R., Lawton, R. J., O'Hara, J. K., Armitage, G., Giles, S., Parveen, S., . . . Wright, J. (2013). Developing a reliable and valid patient measure of safety in hospitals (PMOS): a validation study. </text:span><text:span text:style-name="T8">BMJ Quality &amp; Safety, 23</text:span><text:span text:style-name="T12">(7), 565-573.</text:span></text:p>
      <text:p text:style-name="P23"><text:span text:style-name="T12">McIntyre, D., Rogers, L., &amp; Heier, E. (2001). Overview, history, and objectives of performance measurement. </text:span><text:span text:style-name="T8">Health Care Financing Review, 22</text:span><text:span text:style-name="T12">(3), 7-21.</text:span></text:p>
      <text:p text:style-name="P23"><text:span text:style-name="T12">NICE. (2012). Patient experience in adult NHS services: improving the experience of care for people using adult NHS services </text:span><text:span text:style-name="T8">NICE Clinical Guideline 138</text:span><text:span text:style-name="T12">. London: National Clinical Guideline Centre.</text:span></text:p>
      <text:p text:style-name="P23"><text:span text:style-name="T12">Quality (2014). </text:span><text:span text:style-name="T8">In Merrian-Webster.com.</text:span><text:span text:style-name="T12"> Retrieved 28. april 2014, from </text:span><text:a xlink:type="simple" xlink:href="http://www.merriam-webster.com/dictionary/quality" text:style-name="Internet_20_link" text:visited-style-name="Visited_20_Internet_20_Link">http://www.merriam-webster.com/dictionary/quality</text:a></text:p>
      <text:p text:style-name="P23"><text:span text:style-name="T12">Reeves, D., Campbell, S. M., Adams, J., Shekelle, P. G., Kontopantelis, E., &amp; Roland, M. O. (2007). Combining multiple indicators of clinical quality: an evaluation of different analytic approaches. </text:span><text:span text:style-name="T8">Medical Care, 45</text:span><text:span text:style-name="T12">(6), 489-496. </text:span><text:a xlink:type="simple" xlink:href="http://dx.doi.org/10.1097/MLR.0b013e31803bb479" text:style-name="Internet_20_link" text:visited-style-name="Visited_20_Internet_20_Link">http://dx.doi.org/10.1097/MLR.0b013e31803bb479</text:a></text:p>
      <text:p text:style-name="P23"><text:span text:style-name="T12">Rygh, L. H., Helgeland, J., Braut, G. S., Bukholm, G., Fredheim, N., Frich, J. C., . . . Nguyen, K. N. (2010). Forslag til rammeverk for et nasjonalt kvalitetsindikatorsystem for helsetjenesten </text:span><text:span text:style-name="T8">Rapport fra Kunnskapssenteret nr 16-2010</text:span><text:span text:style-name="T12">. Oslo: Nasjonalt kunnskapssenter for helsetjenesten.</text:span></text:p>
      <text:p text:style-name="P23"><text:span text:style-name="T12">Schoen, C., Osborn, R., Squires, D., Doty, M., Pierson, R., &amp; Applebaum, S. (2011). New 2011 survey of patients with complex care needs in eleven countries finds that care is often poorly coordinated. </text:span><text:span text:style-name="T8">Health Affairs, 30</text:span><text:span text:style-name="T12">, 2437-2448. </text:span><text:a xlink:type="simple" xlink:href="http://dx.doi.org/10.1377/hlthaff.2011.0923" text:style-name="Internet_20_link" text:visited-style-name="Visited_20_Internet_20_Link">http://dx.doi.org/10.1377/hlthaff.2011.0923</text:a></text:p>
      <text:p text:style-name="P23"><text:span text:style-name="T12">Sjetne, I. S., Bjertnaes, O. A., Olsen, R. V., Iversen, H. H., &amp; Bukholm, G. (2011). The Generic Short Patient Experiences Questionnaire (GS-PEQ): identification of core items from a survey in Norway. </text:span><text:span text:style-name="T8">BMC Health Services Research, 11</text:span><text:span text:style-name="T12">(88). </text:span><text:a xlink:type="simple" xlink:href="http://dx.doi.org/10.1186/1472-6963-11-88" text:style-name="Internet_20_link" text:visited-style-name="Visited_20_Internet_20_Link">http://dx.doi.org/10.1186/1472-6963-11-88</text:a></text:p>
      <text:p text:style-name="P23"><text:span text:style-name="T12">Smith, P. (2009). </text:span><text:span text:style-name="T8">Performance measurement for health system improvement: experiences, challenges and prospects</text:span><text:span text:style-name="T12">. Cambridge: Cambridge University Press.</text:span></text:p>
      <text:p text:style-name="P23"><text:span text:style-name="T12">Sosial- og helsedirektoratet. (2005). -og bedre skal det bli!: nasjonal strategi for kvalitetsforbedring i Sosial- og helsetjenesten (2005-2015): til deg som leder og utøver </text:span><text:span text:style-name="T8">IS-1162</text:span><text:span text:style-name="T12">. Oslo: Sosial- og helsedirektoratet.</text:span></text:p>
      <text:p text:style-name="P23"><text:span text:style-name="T12">Wachter, R. M. (2012). </text:span><text:span text:style-name="T8">Understanding patient safety</text:span><text:span text:style-name="T12"> (2nd ed. ed.). New York: McGraw-Hill Medical.</text:span></text:p>
      <text:p text:style-name="P25">WHO. (2000). The world health report 2000 : health systems: improving performance. Geneva: World Health Organization</text:p>
      <text:p text:style-name="P25"><text:soft-page-break/>WHO. (2006). Quality of care: a process for making strategic choices in health systems. Geneva: World Health Organization.</text:p>
      <text:p text:style-name="P23"><text:span text:style-name="T12">Wilson, R. (2000). Screening for breast and cervical cancer as a common cause for litigation: a false negative result may be one of an irreducible minimum of errors. </text:span><text:span text:style-name="T8">BMJ, 320</text:span><text:span text:style-name="T12">(7246), 1352-1353. </text:span><text:a xlink:type="simple" xlink:href="http://dx.doi.org/10.1136/bmj.320.7246.1352" text:style-name="Internet_20_link" text:visited-style-name="Visited_20_Internet_20_Link">http://dx.doi.org/10.1136/bmj.320.7246.1352</text:a><text:bookmark text:name="_ENREF_48"/><text:bookmark-end text:name="_ENREF_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loext:contextual-spacing="false" fo:text-align="start" style:justify-single-word="false" fo:orphans="0" fo:widows="0" fo:text-indent="0cm" style:auto-text-indent="false" style:writing-mode="lr-tb"/>
      <style:text-properties fo:font-size="12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cm" fo:margin-right="0cm" fo:margin-top="0.423cm" fo:margin-bottom="0.106cm" loext:contextual-spacing="true" fo:line-height="150%" fo:text-indent="1.251cm"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501cm"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cm" fo:margin-right="0cm" fo:margin-top="0cm" fo:margin-bottom="0cm" loext:contextual-spacing="true" fo:text-indent="1.251cm"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0.423cm" fo:margin-right="0cm" fo:margin-top="0cm" fo:margin-bottom="0cm" loext:contextual-spacing="false" style:register-true="true" fo:text-indent="0cm" style:auto-text-indent="false" style:page-number="auto">
        <style:tab-stops/>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style:tab-stops/>
      </style:paragraph-properties>
    </style:style>
    <style:style style:name="HistoryFrame" style:family="paragraph" style:parent-style-name="Frame_20_contents">
      <style:paragraph-properties fo:margin-top="0.282cm" fo:margin-bottom="0cm"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0.282cm" fo:margin-bottom="0cm"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style:tab-stops/>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0.635cm" fo:margin-left="1.82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0.635cm" fo:margin-left="2.1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0.635cm" fo:margin-left="2.37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0.635cm" fo:margin-left="2.37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2.37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1.244cm" fo:margin-left="3.149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635cm" style:auto-text-indent="false"/>
    </style:style>
    <style:style style:name="MP2" style:family="paragraph" style:parent-style-name="Footer">
      <style:paragraph-properties fo:padding="0cm"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fo:padding="0cm" fo:border="none">
        <style:background-image/>
      </style:graphic-properties>
    </style:style>
    <style:page-layout style:name="Mpm1">
      <style:page-layout-properties fo:page-width="20.99cm" fo:page-height="29.704cm" style:num-format="1" style:print-orientation="portrait" fo:margin-top="1.693cm" fo:margin-bottom="1.704cm" fo:margin-left="1.693cm" fo:margin-right="1.693cm" style:writing-mode="lr-tb" style:layout-grid-color="#c0c0c0" style:layout-grid-lines="46"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496cm" fo:margin-left="0cm" fo:margin-right="0cm" fo:margin-top="0.397cm" style:dynamic-spacing="true"/>
      </style:footer-style>
    </style:page-layout>
    <style:page-layout style:name="Mpm2">
      <style:page-layout-properties fo:page-width="20.99cm" fo:page-height="29.704cm" style:num-format="1" style:print-orientation="portrait" fo:margin-top="1.693cm" fo:margin-bottom="1.704cm" fo:margin-left="1.693cm" fo:margin-right="1.693cm" style:writing-mode="lr-tb" style:layout-grid-color="#c0c0c0" style:layout-grid-lines="46"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0.99cm" fo:page-height="29.70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0.78cm" svg:y="-0.002cm" svg:width="3.851cm" draw:z-index="14"><draw:text-box fo:min-height="0.041cm"><text:p text:style-name="MP2"><text:span text:style-name="page_20_number"><text:span text:style-name="MT1">Page </text:span></text:span><text:span text:style-name="page_20_number"><text:span text:style-name="MT1"><text:page-number text:select-page="current">17</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0.78cm" svg:y="-0.002cm" svg:width="3.851cm" draw:z-index="16"><draw:text-box fo:min-height="0.041cm"><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0.78cm" svg:y="0.002cm" svg:width="3.851cm" draw:z-index="15"><draw:text-box fo:min-height="0.041cm"><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75</meta:editing-cycles>
    <meta:print-date>2012-12-03T15:17:00</meta:print-date>
    <meta:creation-date>2015-03-05T10:12:00</meta:creation-date>
    <dc:date>2015-04-09T14:04:09.692469820</dc:date>
    <meta:editing-duration>PT10H3M10S</meta:editing-duration>
    <meta:generator>LibreOffice/4.4.0.3$Linux_X86_64 LibreOffice_project/de093506bcdc5fafd9023ee680b8c60e3e0645d7</meta:generator>
    <meta:document-statistic meta:table-count="3" meta:image-count="0" meta:object-count="0" meta:page-count="18" meta:paragraph-count="246" meta:word-count="8177" meta:character-count="55078" meta:non-whitespace-character-count="47205"/>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